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411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7.557cm" fo:break-before="auto" style:use-optimal-row-height="true"/>
    </style:style>
    <style:style style:name="ro4" style:family="table-row">
      <style:table-row-properties style:row-height="4.397cm" fo:break-before="auto" style:use-optimal-row-height="true"/>
    </style:style>
    <style:style style:name="ro5" style:family="table-row">
      <style:table-row-properties style:row-height="9.941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ro7" style:family="table-row">
      <style:table-row-properties style:row-height="1.23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5" table:default-cell-style-name="ce5"/>
        <table:table-column table:style-name="co3" table:number-columns-repeated="1013" table:default-cell-style-name="ce6"/>
        <table:table-row table:style-name="ro1">
          <table:table-cell table:style-name="ce1" office:value-type="string" table:number-columns-spanned="2" table:number-rows-spanned="1">
            <text:p>Domain</text:p>
          </table:table-cell>
          <table:covered-table-cell office:value-type="string">
            <text:p>Domain</text:p>
          </table:covered-table-cell>
          <table:table-cell table:style-name="ce1" office:value-type="string" table:number-columns-spanned="2" table:number-rows-spanned="1">
            <text:p>Subdomain</text:p>
          </table:table-cell>
          <table:covered-table-cell/>
          <table:table-cell table:style-name="ce3" office:value-type="string" table:number-columns-spanned="2" table:number-rows-spanned="1">
            <text:p>Subsubdomain</text:p>
          </table:table-cell>
          <table:covered-table-cell table:style-name="ce4"/>
          <table:table-cell table:style-name="ce4" office:value-type="string" table:number-columns-spanned="5" table:number-rows-spanned="1">
            <text:p>Phases</text:p>
          </table:table-cell>
          <table:covered-table-cell table:number-columns-repeated="4" table:style-name="ce4"/>
          <table:table-cell table:number-columns-repeated="1013"/>
        </table:table-row>
        <table:table-row table:style-name="ro2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A</text:p>
          </table:table-cell>
          <table:table-cell office:value-type="string">
            <text:p>Knowledge and intellectual abilities</text:p>
          </table:table-cell>
          <table:table-cell office:value-type="float" office:value="1">
            <text:p>1</text:p>
          </table:table-cell>
          <table:table-cell office:value-type="string">
            <text:p>Knowledge base</text:p>
          </table:table-cell>
          <table:table-cell office:value-type="float" office:value="1">
            <text:p>1</text:p>
          </table:table-cell>
          <table:table-cell office:value-type="string">
            <text:p>Subject knowledge</text:p>
          </table:table-cell>
          <table:table-cell table:style-name="ce4" office:value-type="string">
            <text:p>Has, at least, core knowledge and basic understanding of key concepts, issues and history of thought.</text:p>
            <text:p/>
            <text:p>Knows of recent advances within own research area and in related areas. (A3)*</text:p>
            <text:p/>
            <text:p>Is working towards making an original contribution to knowledge.</text:p>
            <text:p/>
            <text:p>Is developing a broader awareness of international and non-academic aspects of knowledge creation.</text:p>
          </table:table-cell>
          <table:table-cell table:style-name="ce4" office:value-type="string" table:number-columns-spanned="2" table:number-rows-spanned="1">
            <text:p>Develops detailed and thorough knowledge/understanding of own and related subject areas – and becomes familiar with associated areas in other disciplines/research areas.</text:p>
            <text:p/>
            <text:p>Demonstrates link between own research and real world affairs.</text:p>
            <text:p/>
            <text:p>Situates knowledge in international context.</text:p>
          </table:table-cell>
          <table:covered-table-cell table:style-name="ce4"/>
          <table:table-cell table:style-name="ce4" office:value-type="string" table:number-columns-spanned="2" table:number-rows-spanned="1">
            <text:p>Stimulates new knowledge; may make outstanding breakthroughs. Considers multiple perspectives.</text:p>
            <text:p/>
            <text:p>Has deep and holistic understanding of strategic direction and intellectual developments of discipline/research area and its inter-relatedness with other disciplines/research areas. Uses this knowledge to enrich own discipline/research area.</text:p>
            <text:p/>
            <text:p>Contributes to the integrity and future vibrancy of the discipline/research area. Exercises international influence.</text:p>
          </table:table-cell>
          <table:covered-table-cell table:style-name="ce4"/>
          <table:table-cell table:number-columns-repeated="1013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Research methods – theoretical knowledge</text:p>
          </table:table-cell>
          <table:table-cell office:value-type="string">
            <text:p>Understands relevant research methodologies and techniques and their appropriate application within own research area. (A4)*</text:p>
            <text:p/>
            <text:p>Justifies the principles and experimental techniques used in own research. (B6)*</text:p>
          </table:table-cell>
          <table:table-cell office:value-type="string">
            <text:p>Appreciates the value of a range of standards and methods/techniques for information/data collection and analysis; assesses and demonstrates usefulness and validity of information/data in the context of a specific problem/question.</text:p>
          </table:table-cell>
          <table:table-cell office:value-type="string">
            <text:p>Combines and justifies methods/techniques designed specifically for an investigation in a flexible and vigorous manner.</text:p>
          </table:table-cell>
          <table:table-cell table:style-name="ce4" office:value-type="string" table:number-columns-spanned="2" table:number-rows-spanned="1">
            <text:p>Recognises the value of alternative research paradigms and is able to work in, and support others working in, an inter-disciplinary way.</text:p>
          </table:table-cell>
          <table:covered-table-cell/>
          <table:table-cell table:number-columns-repeated="1013"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Research methods – practical application</text:p>
          </table:table-cell>
          <table:table-cell office:value-type="string">
            <text:p>Uses a range of research methods linked to study area; documents own activity.</text:p>
            <text:p/>
            <text:p>Shows growing competence in own subject area and is developing awareness of alternative methods and analysis techniques.</text:p>
          </table:table-cell>
          <table:table-cell office:value-type="string">
            <text:p>Develops research approach and applies a range of appropriate methods and techniques with confidence.</text:p>
            <text:p/>
            <text:p>Documents and evaluates research processes, using statistics where appropriate.</text:p>
          </table:table-cell>
          <table:table-cell office:value-type="string">
            <text:p>Educates and guides others in the appropriate selection and use of research design, information/data collection, information/data management, analysis and methods/techniques.</text:p>
          </table:table-cell>
          <table:table-cell office:value-type="string" table:number-columns-spanned="2" table:number-rows-spanned="1">
            <text:p>Creates new models and hypotheses, research designs, data collection and analysis techniques.</text:p>
            <text:p/>
            <text:p>Sets expectations for application of methods locally, nationally and internationally.</text:p>
          </table:table-cell>
          <table:covered-table-cell/>
          <table:table-cell table:number-columns-repeated="1013"/>
        </table:table-row>
        <table:table-row table:style-name="ro5">
          <table:table-cell table:number-columns-repeated="4"/>
          <table:table-cell office:value-type="float" office:value="4">
            <text:p>4</text:p>
          </table:table-cell>
          <table:table-cell office:value-type="string">
            <text:p>Information seeking</text:p>
          </table:table-cell>
          <table:table-cell office:value-type="string">
            <text:p>Acquires and develops search and discovery skills and techniques.</text:p>
            <text:p/>
            <text:p>Identifies and accesses appropriate bibliographical resources, archives and other sources of relevant information (C3)* including web-based resources, primary sources and repositories.</text:p>
            <text:p/>
            <text:p>Makes best use of a range of current tools and techniques.</text:p>
            <text:p/>
            <text:p>Assesses the reliability, reputation, currency, authority and relevance of sources.</text:p>
            <text:p/>
            <text:p>Seeks feedback from relevant groups to access other insights.</text:p>
          </table:table-cell>
          <table:table-cell office:value-type="string">
            <text:p>Conducts advanced searches using a range of information software, resources and techniques; recognises their advantages and limitations.</text:p>
            <text:p/>
            <text:p>Recognises the importance of bibliometrics and citations.</text:p>
          </table:table-cell>
          <table:table-cell office:value-type="string" table:number-columns-spanned="3" table:number-rows-spanned="1">
            <text:p>Shows highly developed awareness of appropriate sources for research.</text:p>
            <text:p/>
            <text:p>Uses a range of specialist print and on-line resources, as appropriate.</text:p>
            <text:p/>
            <text:p>Manages bibliometrics and citations to best advantage and with a high level of proficiency.</text:p>
            <text:p/>
            <text:p>Educates others in information/data seeking, accessing, evaluating and verifying techniques.</text:p>
          </table:table-cell>
          <table:covered-table-cell table:number-columns-repeated="2"/>
          <table:table-cell table:number-columns-repeated="1013"/>
        </table:table-row>
        <table:table-row table:style-name="ro6">
          <table:table-cell table:number-columns-repeated="4"/>
          <table:table-cell office:value-type="float" office:value="5">
            <text:p>5</text:p>
          </table:table-cell>
          <table:table-cell office:value-type="string">
            <text:p>Information literacy and managemen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Languages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7">
            <text:p>7</text:p>
          </table:table-cell>
          <table:table-cell office:value-type="string">
            <text:p>Academic literacy and numeracy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float" office:value="2">
            <text:p>2</text:p>
          </table:table-cell>
          <table:table-cell office:value-type="string">
            <text:p>Cognitive abilities</text:p>
          </table:table-cell>
          <table:table-cell office:value-type="float" office:value="1">
            <text:p>1</text:p>
          </table:table-cell>
          <table:table-cell office:value-type="string">
            <text:p>Analys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Synthesis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Critical think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Evaluat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Problem solv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Creativity</text:p>
          </table:table-cell>
          <table:table-cell office:value-type="float" office:value="1">
            <text:p>1</text:p>
          </table:table-cell>
          <table:table-cell office:value-type="string">
            <text:p>Inquiring min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Intellectual insigh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Innov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Argument construc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Intellectual risk</text:p>
          </table:table-cell>
          <table:table-cell table:number-columns-repeated="1018"/>
        </table:table-row>
        <table:table-row table:style-name="ro6">
          <table:table-cell office:value-type="string">
            <text:p>B</text:p>
          </table:table-cell>
          <table:table-cell office:value-type="string">
            <text:p>Personal effectiveness</text:p>
          </table:table-cell>
          <table:table-cell office:value-type="float" office:value="1">
            <text:p>1</text:p>
          </table:table-cell>
          <table:table-cell office:value-type="string">
            <text:p>Personal qualities</text:p>
          </table:table-cell>
          <table:table-cell office:value-type="float" office:value="1">
            <text:p>1</text:p>
          </table:table-cell>
          <table:table-cell office:value-type="string">
            <text:p>Enthusiasm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Perseveranc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Integrit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Self-confidenc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Self-reflec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Responsibility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float" office:value="2">
            <text:p>2</text:p>
          </table:table-cell>
          <table:table-cell office:value-type="string">
            <text:p>Self-management</text:p>
          </table:table-cell>
          <table:table-cell office:value-type="float" office:value="1">
            <text:p>1</text:p>
          </table:table-cell>
          <table:table-cell office:value-type="string">
            <text:p>Preparation and prioritis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Commitment to research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Time management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4">
            <text:p>4</text:p>
          </table:table-cell>
          <table:table-cell office:value-type="string">
            <text:p>Responsiveness to chang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Work-life balance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float" office:value="3">
            <text:p>3</text:p>
          </table:table-cell>
          <table:table-cell office:value-type="string">
            <text:p>Professional and career development</text:p>
          </table:table-cell>
          <table:table-cell office:value-type="float" office:value="1">
            <text:p>1</text:p>
          </table:table-cell>
          <table:table-cell office:value-type="string">
            <text:p>Career management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2">
            <text:p>2</text:p>
          </table:table-cell>
          <table:table-cell office:value-type="string">
            <text:p>Continuing professional development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3">
            <text:p>3</text:p>
          </table:table-cell>
          <table:table-cell office:value-type="string">
            <text:p>Responsiveness to opportunitie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Network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Reputation and esteem</text:p>
          </table:table-cell>
          <table:table-cell table:number-columns-repeated="1018"/>
        </table:table-row>
        <table:table-row table:style-name="ro6">
          <table:table-cell office:value-type="string">
            <text:p>C</text:p>
          </table:table-cell>
          <table:table-cell office:value-type="string">
            <text:p>Research governance and organisation</text:p>
          </table:table-cell>
          <table:table-cell office:value-type="float" office:value="1">
            <text:p>1</text:p>
          </table:table-cell>
          <table:table-cell office:value-type="string">
            <text:p>Professional conduct</text:p>
          </table:table-cell>
          <table:table-cell office:value-type="float" office:value="1">
            <text:p>1</text:p>
          </table:table-cell>
          <table:table-cell office:value-type="string">
            <text:p>Health and safety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2">
            <text:p>2</text:p>
          </table:table-cell>
          <table:table-cell office:value-type="string">
            <text:p>Ethics, principles and sustainabilit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Legal requirement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IPR and copyright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5">
            <text:p>5</text:p>
          </table:table-cell>
          <table:table-cell office:value-type="string">
            <text:p>Respect and confidentiality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6">
            <text:p>6</text:p>
          </table:table-cell>
          <table:table-cell office:value-type="string">
            <text:p>Attribution and co-authorship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string">
            <text:p>Appropriate practice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float" office:value="2">
            <text:p>2</text:p>
          </table:table-cell>
          <table:table-cell office:value-type="string">
            <text:p>Research management</text:p>
          </table:table-cell>
          <table:table-cell office:value-type="float" office:value="1">
            <text:p>1</text:p>
          </table:table-cell>
          <table:table-cell office:value-type="string">
            <text:p>Research strategy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2">
            <text:p>2</text:p>
          </table:table-cell>
          <table:table-cell office:value-type="string">
            <text:p>Project planning and deliver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Risk managemen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float" office:value="3">
            <text:p>3</text:p>
          </table:table-cell>
          <table:table-cell office:value-type="string">
            <text:p>Finance, funding and resources</text:p>
          </table:table-cell>
          <table:table-cell office:value-type="float" office:value="1">
            <text:p>1</text:p>
          </table:table-cell>
          <table:table-cell office:value-type="string">
            <text:p>Income and funding gener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Financial management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float" office:value="3">
            <text:p>3</text:p>
          </table:table-cell>
          <table:table-cell office:value-type="string">
            <text:p>Infrastructure and resources</text:p>
          </table:table-cell>
          <table:table-cell table:number-columns-repeated="1018"/>
        </table:table-row>
        <table:table-row table:style-name="ro8">
          <table:table-cell office:value-type="string">
            <text:p>D</text:p>
          </table:table-cell>
          <table:table-cell office:value-type="string">
            <text:p>Engagement, influence and impact</text:p>
          </table:table-cell>
          <table:table-cell office:value-type="float" office:value="1">
            <text:p>1</text:p>
          </table:table-cell>
          <table:table-cell office:value-type="string">
            <text:p>Working with others</text:p>
          </table:table-cell>
          <table:table-cell office:value-type="float" office:value="1">
            <text:p>1</text:p>
          </table:table-cell>
          <table:table-cell office:value-type="string">
            <text:p>Collegialit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Team work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People managemen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Supervis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Mentor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Influence and leadership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string">
            <text:p>Collaboration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 office:value-type="string">
            <text:p>Equality and diversit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style-name="Default" office:value-type="string">
            <text:p>Communication and dissemination</text:p>
          </table:table-cell>
          <table:table-cell office:value-type="float" office:value="1">
            <text:p>1</text:p>
          </table:table-cell>
          <table:table-cell office:value-type="string">
            <text:p>Communication method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Communication media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Publication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float" office:value="3">
            <text:p>3</text:p>
          </table:table-cell>
          <table:table-cell office:value-type="string">
            <text:p>Engagement and impact</text:p>
          </table:table-cell>
          <table:table-cell office:value-type="float" office:value="1">
            <text:p>1</text:p>
          </table:table-cell>
          <table:table-cell office:value-type="string">
            <text:p>Teaching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string">
            <text:p>Public engagement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string">
            <text:p>Enterpris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string">
            <text:p>Policy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Society and cultur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office:value-type="string">
            <text:p>Global citizenship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24/03/2012</text:date>, <text:time>17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2-03-24T15:35:23</meta:creation-date>
    <dc:date>2012-03-24T17:09:54</dc:date>
    <dc:creator>Alexander Dutton</dc:creator>
    <meta:editing-duration>PT49M10S</meta:editing-duration>
    <meta:editing-cycles>2</meta:editing-cycles>
    <meta:generator>LibreOffice/3.3$Unix LibreOffice_project/330m19$Build-401</meta:generator>
    <meta:document-statistic meta:table-count="3" meta:cell-count="188" meta:object-count="0"/>
  </office:meta>
</office:document-meta>
</file>